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bde1" officeooo:paragraph-rsid="0017bde1"/>
    </style:style>
    <style:style style:name="P2" style:family="paragraph" style:parent-style-name="Standard">
      <style:text-properties officeooo:paragraph-rsid="00196835"/>
    </style:style>
    <style:style style:name="P3" style:family="paragraph" style:parent-style-name="Standard">
      <style:text-properties fo:font-size="16pt" fo:font-weight="bold" officeooo:paragraph-rsid="00196835" style:font-size-asian="16pt" style:font-weight-asian="bold" style:font-size-complex="16pt" style:font-weight-complex="bold"/>
    </style:style>
    <style:style style:name="T1" style:family="text">
      <style:text-properties officeooo:rsid="0017bde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Orfeusz po śmierci swojej żony Eurydyki zszedł po nią do Hadesu. W podziemiach Bogowie zgodzili się ją wypuścić pod warunkiem, że Orfeusz na nią nie spojrzy, aż do czasu opuszczenia miejsca. Tuż przed końcem Hadesu bohater odwraca się i w ten sposób traci Eurydykę na zawsze. </text:span></text:p>
      <text:p text:style-name="P2"><text:span text:style-name="T1"><text:line-break/></text:span><text:span text:style-name="T3">Dedal, ojciec Ikara, był bardzo dobrym wynalazcą i budowniczym. Stworzył dla siebie i syna skrzydła z piór i wosku, żeby latać. Ojciec ostrzegł Ikara, aby nie leciał zbyt nisko, ale i zbyt wysoko. Ikar, pełen lekkomyślności, wzbił się bardzo wysoko, przez co wosk ze skrzydeł się stopił, a Ikar spadł do morza i zginął. Mit pokazuje, że nie warto lekceważyć rad osób mądrzejszych i starszych. </text:span></text:p>
      <text:p text:style-name="P1"/>
      <text:p text:style-name="P1">Prometeusz był Tytanem, który tworzył ludzi z gliny, łez. Chcąc umożliwić im rozwój wykradł ogień bogom łamiąc zasady Zeusa. Za karę został przykuty do skały i każdego dnia orzeł wyjadał mu wątrobę, która codziennie odrastał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4T21:36:50.457000000</meta:creation-date>
    <dc:date>2025-09-04T23:12:52.367000000</dc:date>
    <meta:editing-duration>PT1H36M1S</meta:editing-duration>
    <meta:editing-cycles>2</meta:editing-cycles>
    <meta:generator>LibreOffice/7.6.3.2$Windows_X86_64 LibreOffice_project/29d686fea9f6705b262d369fede658f824154cc0</meta:generator>
    <meta:document-statistic meta:table-count="0" meta:image-count="0" meta:object-count="0" meta:page-count="1" meta:paragraph-count="3" meta:word-count="146" meta:character-count="896" meta:non-whitespace-character-count="750"/>
  </office:meta>
</office:document-meta>
</file>